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3.6cm"/>
    </style:style>
    <style:style style:name="gr3" style:family="graphic" style:parent-style-name="standard">
      <style:graphic-properties draw:textarea-horizontal-align="justify" draw:textarea-vertical-align="middle" draw:auto-grow-height="false" fo:min-height="0.324cm" fo:min-width="0.07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6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2.6cm" svg:x="5cm" svg:y="3.1cm">
          <text:p text:style-name="P1">PV Modu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2.6cm" svg:x="5cm" svg:y="8.5cm">
          <text:p text:style-name="P1">Inver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13cm" svg:height="0.812cm" svg:x="6.625cm" svg:y="14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5cm" svg:height="0.125cm" svg:x="6.813cm" svg:y="1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5cm" svg:height="0.125cm" svg:x="7.125cm" svg:y="1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7cm" svg:y1="5.8cm" svg:x2="7cm" svg:y2="8.4cm">
          <text:p/>
        </draw:line>
        <draw:line draw:style-name="gr5" draw:text-style-name="P3" draw:layer="layout" svg:x1="7cm" svg:y1="11.2cm" svg:x2="7cm" svg:y2="13.8cm">
          <text:p/>
        </draw:line>
        <draw:frame draw:style-name="gr6" draw:text-style-name="P4" draw:layer="layout" svg:width="1cm" svg:height="1cm" svg:x="7.4cm" svg:y="6.5cm">
          <draw:text-box>
            <text:p>1</text:p>
          </draw:text-box>
        </draw:frame>
        <draw:frame draw:style-name="gr6" draw:text-style-name="P4" draw:layer="layout" svg:width="1cm" svg:height="1cm" svg:x="7.5cm" svg:y="12.1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13T17:05:05.882000000</meta:creation-date>
    <dc:date>2022-11-14T08:27:26.139000000</dc:date>
    <meta:editing-duration>PT15H12M10S</meta:editing-duration>
    <meta:editing-cycles>1</meta:editing-cycles>
    <meta:document-statistic meta:object-count="10"/>
    <meta:generator>LibreOffice/6.1.1.2$Windows_X86_64 LibreOffice_project/5d19a1bfa650b796764388cd8b33a5af1f5baa1b</meta:generator>
  </office:meta>
</office:document-meta>
</file>